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java.util.Scanner;</text:p>
      <text:p text:style-name="Standard"/>
      <text:p text:style-name="Standard">public class MyClass {</text:p>
      <text:p text:style-name="Standard"><text:s text:c="4"/>public static void main(String args[]) {</text:p>
      <text:p text:style-name="Standard"><text:s text:c="8"/>Scanner teclado= new Scanner(System.in);</text:p>
      <text:p text:style-name="Standard"><text:s text:c="8"/></text:p>
      <text:p text:style-name="Standard"><text:s text:c="4"/><text:tab/>System.out.println("Inserte el usuario");</text:p>
      <text:p text:style-name="Standard"><text:s text:c="8"/>String usuario = teclado.nextLine();</text:p>
      <text:p text:style-name="Standard"><text:s text:c="7"/></text:p>
      <text:p text:style-name="Standard"><text:s text:c="7"/><text:tab/>System.out.println("Inserte la clave");</text:p>
      <text:p text:style-name="Standard"><text:s text:c="8"/>String clave = teclado.nextLine();</text:p>
      <text:p text:style-name="Standard"><text:s text:c="8"/></text:p>
      <text:p text:style-name="Standard"><text:s text:c="8"/>if(usuario.equals("pepe") &amp;&amp; clave.equals("1234")){</text:p>
      <text:p text:style-name="Standard"><text:s text:c="8"/><text:tab/>System.out.println("Has entrado en el sistema");</text:p>
      <text:p text:style-name="Standard"><text:s text:c="8"/>}else{</text:p>
      <text:p text:style-name="Standard"><text:s text:c="8"/><text:tab/>System.out.println("credenciales incorrectas");</text:p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2:20:44.588552652</meta:creation-date>
    <dc:date>2021-09-28T12:21:40.686099488</dc:date>
    <meta:editing-duration>PT56S</meta:editing-duration>
    <meta:editing-cycles>1</meta:editing-cycles>
    <meta:document-statistic meta:table-count="0" meta:image-count="0" meta:object-count="0" meta:page-count="1" meta:paragraph-count="18" meta:word-count="44" meta:character-count="542" meta:non-whitespace-character-count="403"/>
    <meta:generator>LibreOffice/6.0.7.3$Linux_X86_64 LibreOffice_project/00m0$Build-3</meta:generator>
  </office:meta>
</office:document-meta>
</file>